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5" style:family="paragraph" style:parent-style-name="Text_20_body" style:list-style-name="L1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italic" style:font-style-asian="italic" style:font-style-complex="italic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lv" fo:country="LV"/>
    </style:style>
    <style:style style:name="T10" style:family="text">
      <style:text-properties fo:language="lv" fo:country="LV" fo:font-style="italic" style:font-style-asian="italic" style:font-style-complex="italic"/>
    </style:style>
    <style:style style:name="T11" style:family="text">
      <style:text-properties fo:language="lv" fo:country="LV" fo:font-style="normal" style:font-style-asian="normal" style:font-style-complex="normal"/>
    </style:style>
    <style:style style:name="T12" style:family="text">
      <style:text-properties fo:language="lv" fo:country="LV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REST API</text:h>
      <text:p text:style-name="P2"><text:tab/><text:span text:style-name="T1">Здесь описываются доступные </text:span><text:span text:style-name="T6">REST API </text:span><text:span text:style-name="T1">операции. Общий адрес для всех </text:span><text:span text:style-name="T6">REST API </text:span><text:span text:style-name="T1">операций:</text:span><text:span text:style-name="T2"> </text:span><text:span text:style-name="T7">http://localhost:9001/api/</text:span></text:p>
      <text:h text:style-name="Heading_20_2" text:outline-level="2">Intervals</text:h>
      <text:p text:style-name="Text_20_body"><text:tab/><text:span text:style-name="T1">Обеспечивает доступ к операциям над интервалами. Интервал — это промежуток между днями, когда происходит пополнение бюджета. </text:span></text:p>
      <text:p text:style-name="Text_20_body"><text:span text:style-name="T1"><text:tab/>Например, если зарплата приходит 10 и 24 числа, то первый интервал будет 10.01.2016 — 24.01.2016, второй интервал: 25.01.2016 — 10.02.2016. и т. д.</text:span></text:p>
      <text:p text:style-name="P1">JSON <text:span text:style-name="T1">объект </text:span><text:span text:style-name="T9">interval</text:span></text:p>
      <text:p text:style-name="P4">{ <text:span text:style-name="T9">id: [</text:span><text:span text:style-name="T10">number</text:span><text:span text:style-name="T9">]</text:span><text:span text:style-name="T10">, </text:span><text:span text:style-name="T11">start: [</text:span><text:span text:style-name="T10">n</text:span><text:span text:style-name="T13">umber</text:span><text:span text:style-name="T11">], end: [</text:span><text:span text:style-name="T10">n</text:span><text:span text:style-name="T13">umber</text:span><text:span text:style-name="T11">]</text:span><text:span text:style-name="T10">, </text:span><text:span text:style-name="T11">sum: </text:span><text:span text:style-name="T10">[number</text:span><text:span text:style-name="T11">]</text:span><text:span text:style-name="T13"> </text:span>}</text:p>
      <text:list xml:id="list3206393834581236506" text:style-name="L1">
        <text:list-item>
          <text:p text:style-name="P3"><text:span text:style-name="T12">start – </text:span><text:span text:style-name="T3">начало интервала, содержит </text:span><text:span text:style-name="T8">unix timestamp,</text:span><text:span text:style-name="T3"> например </text:span><text:span text:style-name="T4">1454419024160</text:span><text:span text:style-name="T5"> (соответствует 2 февраля 2016).</text:span></text:p>
        </text:list-item>
        <text:list-item>
          <text:p text:style-name="P5">end – <text:span text:style-name="T1">конец интервала, содержит </text:span>unix timestamp;</text:p>
        </text:list-item>
        <text:list-item>
          <text:p text:style-name="P5">sum – <text:span text:style-name="T1">сумма</text:span>,<text:span text:style-name="T1"> с которой начинается интервал, например </text:span>123.45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color="#3399ff"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lya Denisov</meta:initial-creator>
    <meta:creation-date>2016-02-02T14:57:38.17</meta:creation-date>
    <dc:date>2016-02-02T15:19:38.38</dc:date>
    <dc:creator>Ilya Denisov</dc:creator>
    <meta:editing-duration>PT6M49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0" meta:word-count="101" meta:character-count="706"/>
  </office:meta>
</office:document-meta>
</file>